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16.51cm" style:rel-column-width="65535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51cm" table:align="margins"/>
    </style:style>
    <style:style style:name="Table2.A" style:family="table-column">
      <style:table-column-properties style:column-width="16.51cm" style:rel-column-width="65535*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paragraph-properties fo:line-height="115%"/>
      <style:text-properties fo:color="#000000" style:font-name="Arial" fo:font-size="18pt"/>
    </style:style>
    <style:style style:name="P2" style:family="paragraph" style:parent-style-name="Standard">
      <style:paragraph-properties fo:margin-top="0.6cm" fo:margin-bottom="0.071cm" loext:contextual-spacing="false"/>
      <style:text-properties fo:color="#000000" style:font-name="Times" fo:font-size="10pt" fo:font-weight="bold" fo:background-color="#ffffff" style:font-size-asian="10pt" style:font-size-complex="10pt"/>
    </style:style>
    <style:style style:name="P3" style:family="paragraph" style:parent-style-name="Standard">
      <style:paragraph-properties fo:line-height="115%"/>
      <style:text-properties fo:color="#000000" style:font-name="Arial" fo:font-size="10pt" style:font-size-asian="10pt" style:font-size-complex="10pt"/>
    </style:style>
    <style:style style:name="P4" style:family="paragraph" style:parent-style-name="Standard">
      <style:paragraph-properties fo:line-height="115%"/>
      <style:text-properties fo:color="#000000" style:font-name="Arial" fo:font-size="10pt" officeooo:paragraph-rsid="001089b8" style:font-size-asian="10pt" style:font-size-complex="10pt"/>
    </style:style>
    <style:style style:name="P5" style:family="paragraph" style:parent-style-name="Standard">
      <style:paragraph-properties fo:line-height="115%"/>
      <style:text-properties fo:color="#000000" style:font-name="Arial" fo:font-size="10pt" officeooo:rsid="001089b8" officeooo:paragraph-rsid="001089b8" style:font-size-asian="10pt" style:font-size-complex="10pt"/>
    </style:style>
    <style:style style:name="P6" style:family="paragraph" style:parent-style-name="Standard">
      <style:paragraph-properties fo:line-height="115%"/>
      <style:text-properties fo:color="#1155cc" style:font-name="Arial" fo:font-size="10pt" style:font-size-asian="10pt" style:font-size-complex="10pt"/>
    </style:style>
    <style:style style:name="P7" style:family="paragraph" style:parent-style-name="Standard">
      <style:paragraph-properties fo:margin-top="0cm" fo:margin-bottom="0.247cm" loext:contextual-spacing="false" fo:line-height="120%"/>
      <style:text-properties fo:color="#000000" style:font-name="Arial" fo:font-size="10pt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fo:color="#00000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0000e9" style:font-name="Times" fo:font-size="10pt" fo:letter-spacing="normal" style:text-underline-style="solid" style:text-underline-width="auto" style:text-underline-color="font-color" fo:font-weight="bold" style:font-size-asian="10pt" style:font-size-complex="10pt"/>
    </style:style>
    <style:style style:name="T5" style:family="text">
      <style:text-properties style:font-name="Times" fo:font-size="10pt" fo:letter-spacing="normal" fo:font-weight="bold" style:font-size-asian="10pt" style:font-size-complex="10pt"/>
    </style:style>
    <style:style style:name="T6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:\Users\Rauhaan\Desktop\AA.png</text:p>
      <text:p text:style-name="P3"><text:s text:c="2"/><text:span text:style-name="T1">Apache Pig Installation</text:span></text:p>
      <text:p text:style-name="P3"/>
      <text:p text:style-name="P3"/>
      <text:p text:style-name="P6"><text:span text:style-name="T2">wget </text:span><text:span text:style-name="T3">https://archive.apache.org/dist/pig/pig-0.16.0/pig-0.16.0.tar.gz</text:span></text:p>
      <text:p text:style-name="P3"/>
      <text:p text:style-name="P3"><text:s/>tar -zxvf pig-0.16.0.tar.gz <text:s/></text:p>
      <text:p text:style-name="P3"/>
      <text:p text:style-name="P3">sudo mv pig-0.16.0 /usr/local/pig</text:p>
      <text:p text:style-name="P3"/>
      <text:p text:style-name="P3">export PIG_HOME=/usr/local/pig/</text:p>
      <text:p text:style-name="P3">export PATH=$PATH:$PIG_HOME/bin</text:p>
      <text:p text:style-name="P2">Running Pig</text:p>
      <text:p text:style-name="P3"/>
      <text:p text:style-name="P3">Local Mode </text:p>
      <text:p text:style-name="P3">$pig -x local</text:p>
      <text:p text:style-name="P3"/>
      <text:p text:style-name="P3">Mapreduce Mode </text:p>
      <text:p text:style-name="P3">$ pig -x mapreduce <text:s text:c="7"/>or <text:s text:c="2"/>just <text:s/></text:p>
      <text:p text:style-name="P3">$ <text:s/>pig</text:p>
      <text:p text:style-name="P3"/>
      <text:p text:style-name="P5">send txt file to machine: </text:p>
      <text:p text:style-name="P5"/>
      <text:p text:style-name="P5">scp -i harsh.pem en.sahih.txt <text:a xlink:type="simple" xlink:href="mailto:ubuntu@3.220.164.21" text:style-name="Internet_20_link" text:visited-style-name="Visited_20_Internet_20_Link">ubuntu@3.220.164.21</text:a>:~/</text:p>
      <text:p text:style-name="P5"/>
      <text:p text:style-name="P5">back to ubuntu aws machine <text:s/></text:p>
      <text:p text:style-name="P5"><text:s/></text:p>
      <text:p text:style-name="P4">export PIG_HOME=/usr/local/pig/</text:p>
      <text:p text:style-name="P5">export PATH=$PATH:$PIG_HOME/bin</text:p>
      <text:p text:style-name="P5"/>
      <text:p text:style-name="P5">put that text file on cluster </text:p>
      <text:p text:style-name="P5"/>
      <text:p text:style-name="P5">hadoop fs -put en.sahih.txt .</text:p>
      <text:p text:style-name="P5"/>
      <text:p text:style-name="P5">pig </text:p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pan text:style-name="T6">lines = LOAD '</text:span><text:a xlink:type="simple" xlink:href="http://18.217.104.186:50075/browseDirectory.jsp?dir=/&amp;namenodeInfoPort=50070" text:style-name="Internet_20_link" text:visited-style-name="Visited_20_Internet_20_Link">/</text:a><text:a xlink:type="simple" xlink:href="http://18.217.104.186:50075/browseDirectory.jsp?dir=/user&amp;namenodeInfoPort=50070" text:style-name="Internet_20_link" text:visited-style-name="Visited_20_Internet_20_Link">user</text:a><text:span text:style-name="T5">/</text:span><text:span text:style-name="T4">ubuntu/en.sahih.txt</text:span><text:span text:style-name="T6">'AS (line:chararray);</text:span></text:p>
          </table:table-cell>
        </table:table-row>
        <table:table-row>
          <table:table-cell table:style-name="Table1.A1" office:value-type="string">
            <text:p text:style-name="P3">words = FOREACH lines GENERATE FLATTEN(TOKENIZE(line)) as word;</text:p>
          </table:table-cell>
        </table:table-row>
        <table:table-row>
          <table:table-cell table:style-name="Table1.A1" office:value-type="string">
            <text:p text:style-name="P3">grouped = GROUP words BY word;</text:p>
          </table:table-cell>
        </table:table-row>
        <table:table-row>
          <table:table-cell table:style-name="Table1.A1" office:value-type="string">
            <text:p text:style-name="P3">wordcount = FOREACH grouped GENERATE group, COUNT(words);</text:p>
            <text:p text:style-name="P3"/>
          </table:table-cell>
        </table:table-row>
      </table:table>
      <text:p text:style-name="P7">DUMP wordcount</text:p>
      <text:p text:style-name="P7"/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3">lines = LOAD '/user/hive/warehouse/server.db/doc/serverlog.log' AS (line:chararray);</text:p>
          </table:table-cell>
        </table:table-row>
        <table:table-row>
          <table:table-cell table:style-name="Table2.A1" office:value-type="string">
            <text:p text:style-name="P3">words = FOREACH lines GENERATE FLATTEN(TOKENIZE(line)) as word;</text:p>
          </table:table-cell>
        </table:table-row>
        <table:table-row>
          <table:table-cell table:style-name="Table2.A1" office:value-type="string">
            <text:p text:style-name="P3">grouped = GROUP words BY word;</text:p>
          </table:table-cell>
        </table:table-row>
        <table:table-row>
          <table:table-cell table:style-name="Table2.A1" office:value-type="string">
            <text:p text:style-name="P3">wordcount = FOREACH grouped GENERATE group, COUNT(words);</text:p>
          </table:table-cell>
        </table:table-row>
      </table:table>
      <text:p text:style-name="P7">DUMP wordcou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28T00:28:58.040176514</dc:date>
    <meta:editing-duration>PT22M38S</meta:editing-duration>
    <meta:editing-cycles>1</meta:editing-cycles>
    <meta:document-statistic meta:table-count="2" meta:image-count="0" meta:object-count="0" meta:page-count="1" meta:paragraph-count="32" meta:word-count="122" meta:character-count="1047" meta:non-whitespace-character-count="931"/>
  </office:meta>
</office:document-meta>
</file>